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3.946cm"/>
    </style:style>
    <style:style style:name="Tabelle1.B" style:family="table-column">
      <style:table-column-properties style:column-width="5.274cm"/>
    </style:style>
    <style:style style:name="Tabelle1.C" style:family="table-column">
      <style:table-column-properties style:column-width="7.781cm"/>
    </style:style>
    <style:style style:name="Tabelle1.A1" style:family="table-cell">
      <style:table-cell-properties style:vertical-align="middle" fo:background-color="#dddddd" fo:padding-left="0.159cm" fo:padding-right="0.159cm" fo:padding-top="0.106cm" fo:padding-bottom="0.106cm" fo:border="0.05pt solid #000000">
        <style:background-image/>
      </style:table-cell-properties>
    </style:style>
    <style:style style:name="Tabelle1.C1" style:family="table-cell">
      <style:table-cell-properties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elle1.B2" style:family="table-cell">
      <style:table-cell-properties style:vertical-align="middle" fo:padding-left="0.159cm" fo:padding-right="0.159cm" fo:padding-top="0.106cm" fo:padding-bottom="0.106cm" fo:border="0.05pt solid #000000"/>
    </style:style>
    <style:style style:name="Tabelle1.C2" style:family="table-cell">
      <style:table-cell-properties style:vertical-align="middle" fo:padding-left="0.159cm" fo:padding-right="0.159cm" fo:padding-top="0.106cm" fo:padding-bottom="0.106cm" fo:border="0.05pt solid #000000"/>
    </style:style>
    <style:style style:name="Tabelle1.B3" style:family="table-cell">
      <style:table-cell-properties style:vertical-align="middle" fo:padding-left="0.159cm" fo:padding-right="0.159cm" fo:padding-top="0.106cm" fo:padding-bottom="0.106cm" fo:border="0.05pt solid #000000"/>
    </style:style>
    <style:style style:name="Tabelle1.C3" style:family="table-cell">
      <style:table-cell-properties style:vertical-align="middle" fo:padding-left="0.159cm" fo:padding-right="0.159cm" fo:padding-top="0.106cm" fo:padding-bottom="0.106cm" fo:border="0.05pt solid #000000"/>
    </style:style>
    <style:style style:name="Tabelle1.B4" style:family="table-cell">
      <style:table-cell-properties style:vertical-align="middle" fo:padding-left="0.159cm" fo:padding-right="0.159cm" fo:padding-top="0.106cm" fo:padding-bottom="0.106cm" fo:border="0.05pt solid #000000"/>
    </style:style>
    <style:style style:name="Tabelle1.C4" style:family="table-cell">
      <style:table-cell-properties style:vertical-align="middle" fo:padding-left="0.159cm" fo:padding-right="0.159cm" fo:padding-top="0.106cm" fo:padding-bottom="0.106cm" fo:border="0.05pt solid #000000"/>
    </style:style>
    <style:style style:name="Tabelle1.B5" style:family="table-cell">
      <style:table-cell-properties style:vertical-align="middle" fo:padding-left="0.159cm" fo:padding-right="0.159cm" fo:padding-top="0.106cm" fo:padding-bottom="0.106cm" fo:border="0.05pt solid #000000"/>
    </style:style>
    <style:style style:name="Tabelle1.C5" style:family="table-cell">
      <style:table-cell-properties style:vertical-align="middle" fo:padding-left="0.159cm" fo:padding-right="0.159cm" fo:padding-top="0.106cm" fo:padding-bottom="0.106cm" fo:border="0.05pt solid #000000"/>
    </style:style>
    <style:style style:name="Tabelle1.B6" style:family="table-cell">
      <style:table-cell-properties style:vertical-align="middle" fo:padding-left="0.159cm" fo:padding-right="0.159cm" fo:padding-top="0.106cm" fo:padding-bottom="0.106cm" fo:border="0.05pt solid #000000"/>
    </style:style>
    <style:style style:name="Tabelle1.C6" style:family="table-cell">
      <style:table-cell-properties style:vertical-align="middle" fo:padding-left="0.159cm" fo:padding-right="0.159cm" fo:padding-top="0.106cm" fo:padding-bottom="0.106cm" fo:border="0.05pt solid #000000"/>
    </style:style>
    <style:style style:name="P1" style:family="paragraph" style:parent-style-name="Standard">
      <style:text-properties officeooo:rsid="001c3300" officeooo:paragraph-rsid="001c3300"/>
    </style:style>
    <style:style style:name="P2" style:family="paragraph" style:parent-style-name="Standard">
      <style:text-properties officeooo:rsid="001c3300" officeooo:paragraph-rsid="00241e4d"/>
    </style:style>
    <style:style style:name="P3" style:family="paragraph" style:parent-style-name="Standard">
      <style:text-properties officeooo:rsid="001c3300" officeooo:paragraph-rsid="0025af05"/>
    </style:style>
    <style:style style:name="P4" style:family="paragraph" style:parent-style-name="Standard">
      <style:text-properties officeooo:rsid="001c3300" officeooo:paragraph-rsid="002b5412"/>
    </style:style>
    <style:style style:name="P5" style:family="paragraph" style:parent-style-name="Standard">
      <style:text-properties officeooo:rsid="001c3300" officeooo:paragraph-rsid="002b5fc7"/>
    </style:style>
    <style:style style:name="P6" style:family="paragraph" style:parent-style-name="Standard">
      <style:text-properties officeooo:rsid="00279761" officeooo:paragraph-rsid="00279761"/>
    </style:style>
    <style:style style:name="P7" style:family="paragraph" style:parent-style-name="Standard">
      <style:text-properties officeooo:rsid="0022724c" officeooo:paragraph-rsid="0025af05"/>
    </style:style>
    <style:style style:name="P8" style:family="paragraph" style:parent-style-name="Standard">
      <style:text-properties officeooo:rsid="0022724c" officeooo:paragraph-rsid="002b5412"/>
    </style:style>
    <style:style style:name="P9" style:family="paragraph" style:parent-style-name="Standard">
      <style:text-properties officeooo:rsid="0022724c" officeooo:paragraph-rsid="002b5fc7"/>
    </style:style>
    <style:style style:name="P10" style:family="paragraph" style:parent-style-name="Standard">
      <style:text-properties officeooo:rsid="0022724c" officeooo:paragraph-rsid="0031775a"/>
    </style:style>
    <style:style style:name="P11" style:family="paragraph" style:parent-style-name="Standard">
      <style:text-properties officeooo:rsid="0022724c" officeooo:paragraph-rsid="003321a5"/>
    </style:style>
    <style:style style:name="P12" style:family="paragraph" style:parent-style-name="Standard">
      <style:text-properties officeooo:rsid="0022724c" officeooo:paragraph-rsid="0038fe34"/>
    </style:style>
    <style:style style:name="P13" style:family="paragraph" style:parent-style-name="Standard">
      <style:text-properties officeooo:rsid="0022724c" officeooo:paragraph-rsid="0039a29d"/>
    </style:style>
    <style:style style:name="P14" style:family="paragraph" style:parent-style-name="Table_20_Contents">
      <style:text-properties fo:font-size="2pt" style:font-size-asian="2pt" style:font-size-complex="2pt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16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T1" style:family="text">
      <style:text-properties officeooo:rsid="001e0f90"/>
    </style:style>
    <style:style style:name="T2" style:family="text">
      <style:text-properties officeooo:rsid="001f0c02"/>
    </style:style>
    <style:style style:name="T3" style:family="text">
      <style:text-properties officeooo:rsid="00201d8c"/>
    </style:style>
    <style:style style:name="T4" style:family="text">
      <style:text-properties officeooo:rsid="0020945d"/>
    </style:style>
    <style:style style:name="T5" style:family="text">
      <style:text-properties officeooo:rsid="0022724c"/>
    </style:style>
    <style:style style:name="T6" style:family="text">
      <style:text-properties officeooo:rsid="0025af05"/>
    </style:style>
    <style:style style:name="T7" style:family="text">
      <style:text-properties officeooo:rsid="002923aa"/>
    </style:style>
    <style:style style:name="T8" style:family="text">
      <style:text-properties officeooo:rsid="002b5fc7"/>
    </style:style>
    <style:style style:name="T9" style:family="text">
      <style:text-properties officeooo:rsid="002bdbf9"/>
    </style:style>
    <style:style style:name="T10" style:family="text">
      <style:text-properties officeooo:rsid="0030913d"/>
    </style:style>
    <style:style style:name="T11" style:family="text">
      <style:text-properties officeooo:rsid="0031775a"/>
    </style:style>
    <style:style style:name="T12" style:family="text">
      <style:text-properties officeooo:rsid="003321a5"/>
    </style:style>
    <style:style style:name="T13" style:family="text">
      <style:text-properties officeooo:rsid="0034baa3"/>
    </style:style>
    <style:style style:name="T14" style:family="text">
      <style:text-properties officeooo:rsid="0035cc9d"/>
    </style:style>
    <style:style style:name="T15" style:family="text">
      <style:text-properties officeooo:rsid="00378b46"/>
    </style:style>
    <style:style style:name="T16" style:family="text">
      <style:text-properties officeooo:rsid="0038fe34"/>
    </style:style>
    <style:style style:name="T17" style:family="text">
      <style:text-properties officeooo:rsid="0039a29d"/>
    </style:style>
    <style:style style:name="T18" style:family="text">
      <style:text-properties officeooo:rsid="003b2b57"/>
    </style:style>
    <style:style style:name="T19" style:family="text">
      <style:text-properties officeooo:rsid="003bfa66"/>
    </style:style>
    <style:style style:name="T20" style:family="text">
      <style:text-properties officeooo:rsid="003ceaaf"/>
    </style:style>
    <style:style style:name="T21" style:family="text">
      <style:text-properties officeooo:rsid="003d9998"/>
    </style:style>
    <style:style style:name="T22" style:family="text">
      <style:text-properties officeooo:rsid="003fba7a"/>
    </style:style>
    <style:style style:name="T23" style:family="text">
      <style:text-properties loext:padding="0cm" loext:border="none"/>
    </style:style>
    <style:style style:name="T24" style:family="text">
      <style:text-properties officeooo:rsid="00408c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Standort----------------------------------------------------------------</text:p>
      <text:p text:style-name="P1">→ Standortentscheidung </text:p>
      <text:p text:style-name="P1"><text:tab/>→ Es steht eine Anzahl von Orten, die sich in unterschiedlichen geografischen <text:span text:style-name="T10">Gebieten</text:span> <text:tab/><text:tab/>befinden, zur Verfügung. Es muss entschieden werden, an welchem geografischen </text:p>
      <text:p text:style-name="P1"><text:tab/><text:tab/>Ort das Unternehmen gegründet werden soll.</text:p>
      <text:p text:style-name="P1"/>
      <text:p text:style-name="P1">→ Ziel der Standortwahl </text:p>
      <text:p text:style-name="P1"><text:tab/>→ Mit dem optimalen Standort soll langfristig der größte Nettogewinn erzielt werden.</text:p>
      <text:p text:style-name="P1"/>
      <text:p text:style-name="P1">→ <text:span text:style-name="T1">Standortfaktoren</text:span></text:p>
      <text:p text:style-name="P1"><text:tab/>→<text:span text:style-name="T1"> Unternehmensbezogene Standortfaktoren:</text:span></text:p>
      <text:p text:style-name="P1"><text:tab/><text:tab/><text:span text:style-name="T1">Wirtschaftspolitik, rechtliche Situation… .</text:span></text:p>
      <text:p text:style-name="P1"><text:tab/>→ <text:span text:style-name="T1">Produktionsbezogene Standortfaktoren:</text:span></text:p>
      <text:p text:style-name="P1"><text:tab/><text:tab/><text:span text:style-name="T1">Öffentliche Infrastruktur, Arbeitskräfte… .</text:span></text:p>
      <text:p text:style-name="P1"><text:tab/>→<text:span text:style-name="T1"> Absatzbezogene Standorte:</text:span></text:p>
      <text:p text:style-name="P1"><text:tab/><text:tab/><text:span text:style-name="T1">Lokale Nachfrage, Konkurrenz, Exportmöglichkeiten.</text:span></text:p>
      <text:p text:style-name="P1"/>
      <text:p text:style-name="P1">→<text:span text:style-name="T2"> Standortentscheidung</text:span></text:p>
      <text:p text:style-name="P1"><text:tab/>→<text:span text:style-name="T2"> Identifizieren der Standortfaktoren.</text:span></text:p>
      <text:p text:style-name="P1"><text:tab/>→<text:span text:style-name="T2"> Mindestanforderungen und Unternehmensziele sind bezüglich der </text:span></text:p>
      <text:p text:style-name="P1"><text:tab/><text:tab/><text:span text:style-name="T3">Standortfaktoren erfüllt.</text:span></text:p>
      <text:p text:style-name="P1"/>
      <text:p text:style-name="P1">→<text:span text:style-name="T4"> Standortwahl mit Hilfe der Nutzwertanalyse treffen</text:span></text:p>
      <text:p text:style-name="P3"><text:tab/>→<text:span text:style-name="T6"> Es werden einzelne Standorte Bewertet (Nutzwerte).</text:span></text:p>
      <text:p text:style-name="P3"><text:tab/>→<text:span text:style-name="T4"> für jede Standortalternative ein Nutzwert bestimmen.</text:span></text:p>
      <text:p text:style-name="P1"><text:tab/><text:tab/>→<text:span text:style-name="T5"> Nutzwert setzt sich additiv aus mehreren Standortfaktoren zusammen.</text:span></text:p>
      <text:p text:style-name="P2"><text:tab/>→<text:span text:style-name="T5"> es können mehrere Hierarchiestufen von Standortfaktoren (auch Zielkriterien) erstellt</text:span></text:p>
      <text:p text:style-name="P7"><text:tab/><text:tab/>werden.</text:p>
      <text:p text:style-name="P6"/>
      <text:p text:style-name="P6">-------------------------------------------Rechtsformen------------------------------------------------------------</text:p>
      <text:p text:style-name="P6">→ Unternehmensgründung → Wahl der Rechtsform steht im Fokus </text:p>
      <text:p text:style-name="P6"><text:tab/>→ <text:span text:style-name="T7">Rechtsformen sind z.B. GmbH, KG, AG</text:span></text:p>
      <text:p text:style-name="P6"><text:tab/><text:tab/>→<text:span text:style-name="T7"> alle Rechtsformen Haben die gleichen Eigenschaften, sind aber unterschiedlich <text:tab/><text:tab/><text:tab/>ausgelegt.</text:span></text:p>
      <text:p text:style-name="P6"><text:tab/><text:tab/><text:tab/>→<text:span text:style-name="T7"> Leitungsbefugnis</text:span></text:p>
      <text:p text:style-name="P6"><text:tab/><text:tab/><text:tab/>→<text:span text:style-name="T7"> Haftung</text:span></text:p>
      <text:p text:style-name="P6"><text:tab/><text:tab/><text:tab/>→<text:span text:style-name="T7"> Möglichkeiten der Kapitalbeschaffung</text:span></text:p>
      <text:p text:style-name="P6"><text:tab/><text:tab/><text:tab/>→<text:span text:style-name="T7"> Steuerliche Belastung</text:span></text:p>
      <text:p text:style-name="P6"><text:tab/><text:tab/><text:tab/>→<text:span text:style-name="T7"> Publizität </text:span></text:p>
      <text:p text:style-name="P8">→ Es gibt zwei Rechtsformen: Einzelunternehmen und Gesellschaften </text:p>
      <text:p text:style-name="P8"><text:tab/>→ Einzelunternehmen</text:p>
      <text:p text:style-name="P8"><text:tab/><text:tab/>→ Auch ich AG. </text:p>
      <text:p text:style-name="P4"><text:tab/><text:tab/>→<text:span text:style-name="T9"> Nur ein Inhaber.</text:span></text:p>
      <text:p text:style-name="P4"><text:tab/><text:tab/>→<text:span text:style-name="T9"> Kann Mitarbeiter beschäftigen.</text:span></text:p>
      <text:p text:style-name="P8"><text:tab/>→ Gesellschaften</text:p>
      <text:p text:style-name="P8"><text:tab/><text:tab/>→ Unterteilt in Private Unternehmen und öffentlich-rechtliche Unternehmen</text:p>
      <text:p text:style-name="P9"><text:tab/><text:tab/>→ öffentlich-rechtliche Unternehmen </text:p>
      <text:p text:style-name="P5"><text:tab/><text:tab/><text:tab/>→<text:span text:style-name="T8"> Gehören Ganz oder Teilweise der öffentlichen Hand (Bund, Länder oder <text:tab/><text:tab/><text:tab/><text:tab/>Gemeinden)</text:span></text:p>
      <text:p text:style-name="P5"><text:tab/><text:tab/><text:tab/>→<text:span text:style-name="T8"> nicht gewinnorientiert wie private Unternehmen. Zielsetzung ist bspw. </text:span></text:p>
      <text:p text:style-name="P5"><text:tab/><text:tab/><text:tab/><text:tab/><text:span text:style-name="T8">Versorgung der Bevölkerung mit Infrastruktur und Dienstleistungen.</text:span></text:p>
      <text:p text:style-name="P9"><text:tab/><text:tab/>→ Private Unternehmen</text:p>
      <text:p text:style-name="P5"><text:soft-page-break/></text:p>
      <text:p text:style-name="P10"><text:tab/><text:tab/><text:tab/>→Unterscheidet: Personengesellschaften und Kapitalgesellschaften. </text:p>
      <text:p text:style-name="P10"><text:tab/><text:tab/><text:tab/><text:tab/>→<text:span text:style-name="T11"> Personengesellschaften</text:span></text:p>
      <text:p text:style-name="P10"><text:tab/><text:tab/><text:tab/><text:tab/><text:tab/>→<text:span text:style-name="T11"> Gesellschaft bürgerlichen Rechts (GbR).</text:span></text:p>
      <text:p text:style-name="P10"><text:tab/><text:tab/><text:tab/><text:tab/><text:tab/><text:tab/>→<text:span text:style-name="T11"> Mindestens zwei Personen tun sich zusammen</text:span></text:p>
      <text:p text:style-name="P10"><text:tab/><text:tab/><text:tab/><text:tab/><text:tab/><text:tab/><text:tab/><text:span text:style-name="T22">und verfolgen den gleichen Zweck</text:span></text:p>
      <text:p text:style-name="P10"><text:tab/><text:tab/><text:tab/><text:tab/><text:tab/><text:tab/><text:tab/>→<text:span text:style-name="T22"> dadurch entsteht die GbR automatisch.</text:span></text:p>
      <text:p text:style-name="P10"><text:tab/><text:tab/><text:tab/><text:tab/><text:tab/><text:tab/>→<text:span text:style-name="T11"> Haften mit <text:s/>Gesellschaftsvermögen und persönlich <text:tab/><text:tab/><text:tab/><text:tab/><text:tab/><text:tab/><text:tab/>für Verbindlichkeiten der Gesellschaft.</text:span></text:p>
      <text:p text:style-name="P11"><text:tab/><text:tab/><text:tab/><text:tab/><text:tab/>→<text:span text:style-name="T12"> Offene Handels Gesellschaft (OHG).</text:span></text:p>
      <text:p text:style-name="P11"><text:tab/><text:tab/><text:tab/><text:tab/><text:tab/><text:tab/>→<text:span text:style-name="T12"> Zweck: Rechtsform für Kaufleute, die sich </text:span></text:p>
      <text:p text:style-name="P11"><text:tab/><text:tab/><text:tab/><text:tab/><text:tab/><text:tab/><text:tab/><text:span text:style-name="T13">gemeinsam selbstständig machen wollen.</text:span></text:p>
      <text:p text:style-name="P11"><text:tab/><text:tab/><text:tab/><text:tab/><text:tab/><text:tab/>→<text:span text:style-name="T14"> Haften mit Gesellschafts- und Privatvermögen </text:span></text:p>
      <text:p text:style-name="P11"><text:tab/><text:tab/><text:tab/><text:tab/>→<text:span text:style-name="T11"> Kapitalgesellschaften</text:span></text:p>
      <text:p text:style-name="P12"><text:tab/><text:tab/><text:tab/><text:tab/><text:tab/>→<text:span text:style-name="T11"> GmbH</text:span></text:p>
      <text:p text:style-name="P12"><text:span text:style-name="T11"><text:tab/><text:tab/><text:tab/><text:tab/><text:tab/><text:tab/>→ Beschränkte Haftung</text:span></text:p>
      <text:p text:style-name="P12"><text:tab/><text:tab/><text:tab/><text:tab/><text:tab/><text:tab/>→<text:span text:style-name="T16"> Stammkapital mind. 25.000</text:span></text:p>
      <text:p text:style-name="P12"><text:tab/><text:tab/><text:tab/><text:tab/><text:tab/><text:tab/>→<text:span text:style-name="T16"> Haftung beschränkt auf Gesellschaftsvermögen.</text:span></text:p>
      <text:p text:style-name="P12"><text:tab/><text:tab/><text:tab/><text:tab/><text:tab/><text:tab/><text:tab/><text:tab/><text:tab/><text:tab/><text:tab/></text:p>
      <text:p text:style-name="P12"><text:tab/><text:tab/><text:tab/><text:tab/><text:tab/>→<text:span text:style-name="T15"> AG: Aktien Gesellschaft</text:span></text:p>
      <text:p text:style-name="P13"><text:tab/><text:tab/><text:tab/><text:tab/><text:tab/><text:tab/>→<text:span text:style-name="T17"> Mind. Grundkapital bei Gründung 50.000</text:span></text:p>
      <text:p text:style-name="P13"><text:tab/><text:tab/><text:tab/><text:tab/><text:tab/><text:tab/>→<text:span text:style-name="T17"> Das Grundkapital wird in Aktien zerlegt, welche</text:span></text:p>
      <text:p text:style-name="P13"><text:tab/><text:tab/><text:tab/><text:tab/><text:tab/><text:tab/><text:tab/><text:span text:style-name="T18">die von den Gesellschaftern (Aktionäre) </text:span></text:p>
      <text:p text:style-name="P13"><text:tab/><text:tab/><text:tab/><text:tab/><text:tab/><text:tab/><text:tab/><text:span text:style-name="T18">gehalten werden (Inhaber des Unternehmens).</text:span></text:p>
      <text:p text:style-name="P13"><text:tab/><text:tab/><text:tab/><text:tab/><text:tab/><text:tab/>→<text:span text:style-name="T19"> Haftung ist auf das Gesellschaftsvermögen </text:span></text:p>
      <text:p text:style-name="P13"><text:tab/><text:tab/><text:tab/><text:tab/><text:tab/><text:tab/><text:tab/><text:span text:style-name="T20">beschränkt.</text:span></text:p>
      <text:p text:style-name="P13"><text:tab/><text:tab/><text:tab/><text:tab/><text:tab/><text:tab/></text:p>
      <text:p text:style-name="P13"><text:tab/><text:tab/><text:tab/><text:tab/><text:tab/>→<text:span text:style-name="T15"> SE: Societas Europaea</text:span></text:p>
      <text:p text:style-name="P13"><text:tab/><text:tab/><text:tab/><text:tab/><text:tab/><text:tab/>→<text:span text:style-name="T21"> Möglichkeit mit Gesellschaften verschiedener</text:span></text:p>
      <text:p text:style-name="P13"><text:tab/><text:tab/><text:tab/><text:tab/><text:tab/><text:tab/><text:tab/><text:span text:style-name="T21">Mitgliedsstaaten zu fusionieren.</text:span></text:p>
      <text:p text:style-name="P13"/>
      <text:p text:style-name="P13"/>
      <text:p text:style-name="P13"><text:tab/><text:tab/><text:tab/><text:span text:style-name="T24">Unterschied Personen- und Kapitalgesellschaften </text:span></text:p>
      <text:p text:style-name="P13"/>
      <text:p text:style-name="P13"/>
      <text:p text:style-name="P13"/>
      <text:p text:style-name="P13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5"><text:span text:style-name="Strong_20_Emphasis"><text:span text:style-name="T23"><text:line-break/>Personengesellschaft</text:span></text:span></text:p>
          </table:table-cell>
          <table:table-cell table:style-name="Tabelle1.A1" office:value-type="string">
            <text:p text:style-name="P15"><text:span text:style-name="Strong_20_Emphasis"><text:span text:style-name="T23">Kapitalgesellschaft</text:span></text:span></text:p>
          </table:table-cell>
          <table:table-cell table:style-name="Tabelle1.C1" office:value-type="string">
            <text:p text:style-name="P14"/>
          </table:table-cell>
        </table:table-row>
        <table:table-row>
          <table:table-cell table:style-name="Tabelle1.A1" office:value-type="string">
            <text:p text:style-name="P15"><text:span text:style-name="Strong_20_Emphasis"><text:span text:style-name="T23">Art</text:span></text:span></text:p>
          </table:table-cell>
          <table:table-cell table:style-name="Tabelle1.B2" office:value-type="string">
            <text:p text:style-name="P15">Natürliche Personen</text:p>
          </table:table-cell>
          <table:table-cell table:style-name="Tabelle1.C2" office:value-type="string">
            <text:p text:style-name="P15">Juristische Personen</text:p>
          </table:table-cell>
        </table:table-row>
        <table:table-row>
          <table:table-cell table:style-name="Tabelle1.A1" office:value-type="string">
            <text:p text:style-name="P15"><text:span text:style-name="Strong_20_Emphasis"><text:span text:style-name="T23">Haftung</text:span></text:span></text:p>
          </table:table-cell>
          <table:table-cell table:style-name="Tabelle1.B3" office:value-type="string">
            <text:p text:style-name="P15">Unbeschränkt</text:p>
          </table:table-cell>
          <table:table-cell table:style-name="Tabelle1.C3" office:value-type="string">
            <text:p text:style-name="P15">Beschränkt</text:p>
          </table:table-cell>
        </table:table-row>
        <table:table-row>
          <table:table-cell table:style-name="Tabelle1.A1" office:value-type="string">
            <text:p text:style-name="P15"><text:span text:style-name="Strong_20_Emphasis"><text:span text:style-name="T23">Besteuerung</text:span></text:span></text:p>
          </table:table-cell>
          <table:table-cell table:style-name="Tabelle1.B4" office:value-type="string">
            <text:p text:style-name="P15">Jeder Gesellschafter<text:line-break/>zahlt einzeln</text:p>
          </table:table-cell>
          <table:table-cell table:style-name="Tabelle1.C4" office:value-type="string">
            <text:p text:style-name="P15">über Körperschaftssteuer</text:p>
          </table:table-cell>
        </table:table-row>
        <table:table-row>
          <table:table-cell table:style-name="Tabelle1.A1" office:value-type="string">
            <text:p text:style-name="P15"><text:span text:style-name="Strong_20_Emphasis"><text:span text:style-name="T23">Leitung</text:span></text:span></text:p>
          </table:table-cell>
          <table:table-cell table:style-name="Tabelle1.B5" office:value-type="string">
            <text:p text:style-name="P15">grundsätzl. jeder Gesellschafter</text:p>
          </table:table-cell>
          <table:table-cell table:style-name="Tabelle1.C5" office:value-type="string">
            <text:p text:style-name="P15">Leitung über bestimmte Gremien, z.B. Vorstand</text:p>
          </table:table-cell>
        </table:table-row>
        <table:table-row>
          <table:table-cell table:style-name="Tabelle1.A1" office:value-type="string">
            <text:p text:style-name="P15"><text:span text:style-name="Strong_20_Emphasis"><text:span text:style-name="T23">Handelsregister</text:span></text:span></text:p>
          </table:table-cell>
          <table:table-cell table:style-name="Tabelle1.B6" office:value-type="string">
            <text:p text:style-name="P15">Eintrag in Abteilung A</text:p>
          </table:table-cell>
          <table:table-cell table:style-name="Tabelle1.C6" office:value-type="string">
            <text:p text:style-name="P16">Eintrag in Abteilung B</text:p>
          </table:table-cell>
        </table:table-row>
      </table:table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9:19:48.491098686</meta:creation-date>
    <meta:generator>LibreOffice/6.0.7.3$Linux_X86_64 LibreOffice_project/00m0$Build-3</meta:generator>
    <dc:date>2019-10-23T14:14:08.816121950</dc:date>
    <meta:editing-duration>PT1H46M32S</meta:editing-duration>
    <meta:editing-cycles>30</meta:editing-cycles>
    <meta:document-statistic meta:table-count="1" meta:image-count="0" meta:object-count="0" meta:page-count="3" meta:paragraph-count="90" meta:word-count="400" meta:character-count="3706" meta:non-whitespace-character-count="3125"/>
  </office:meta>
</office:document-meta>
</file>